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61094" officeooo:paragraph-rsid="0006109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01055090379469968" text:style-name="L1">
        <text:list-item>
          <text:p text:style-name="P1"><draw:frame draw:style-name="fr1" draw:name="Object1" text:anchor-type="as-char" svg:y="-0.1484in" svg:width="2.7075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Når man sier at noe er «Veldig giftig»</text:p>
        </text:list-item>
        <text:list-item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10:04.784560732</meta:creation-date>
    <meta:generator>LibreOffice/5.1.6.2$Linux_X86_64 LibreOffice_project/10m0$Build-2</meta:generator>
    <dc:date>2019-05-02T10:30:38.472882018</dc:date>
    <meta:editing-duration>PT1H20M33S</meta:editing-duration>
    <meta:editing-cycles>4</meta:editing-cycles>
    <meta:document-statistic meta:table-count="0" meta:image-count="0" meta:object-count="1" meta:page-count="1" meta:paragraph-count="3" meta:word-count="11" meta:character-count="41" meta:non-whitespace-character-count="34"/>
  </office:meta>
</office:document-meta>
</file>

<file path=Object 1/content.xml><?xml version="1.0" encoding="utf-8"?>
<math xmlns="http://www.w3.org/1998/Math/MathML" display="block">
  <semantics>
    <mrow>
      <mrow>
        <mi mathvariant="italic">CO</mi>
        <mo stretchy="false">+</mo>
        <msub>
          <mi mathvariant="italic">Cl</mi>
          <mn>2</mn>
        </msub>
      </mrow>
      <mo stretchy="false">→</mo>
      <mrow>
        <mrow>
          <msub>
            <mi mathvariant="italic">COCl</mi>
            <mn>2</mn>
          </msub>
          <mo stretchy="false">+</mo>
          <msub>
            <mi mathvariant="italic">CH</mi>
            <mn>3</mn>
          </msub>
          <mo stretchy="false">−</mo>
          <mi>N</mi>
        </mrow>
        <mo stretchy="false">=</mo>
        <mi>C</mi>
        <mo stretchy="false">=</mo>
        <mrow>
          <mi>O</mi>
          <mo stretchy="false">+</mo>
          <mn>..</mn>
        </mrow>
      </mrow>
      <mi>.</mi>
    </mrow>
    <annotation encoding="StarMath 5.0">CO + Cl_2 -&gt; COCl_2 + CH_3-N=C=O + ...</annotation>
  </semantics>
</math>
</file>